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draw:marker-start-width="0.35cm" draw:marker-end-width="0.35cm" draw:fill-color="#000000" draw:textarea-horizontal-align="justify" draw:textarea-vertical-align="middle" draw:auto-grow-height="false" fo:min-height="0cm" fo:min-width="1.413cm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svg:stroke-color="#000000" draw:marker-start-width="0.35cm" draw:marker-end-width="0.35cm" draw:fill-color="#ffffff" draw:textarea-horizontal-align="justify" draw:textarea-vertical-align="middle" draw:auto-grow-height="false" fo:min-height="1.25cm" fo:min-width="2.65cm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svg:stroke-color="#000000" draw:marker-start-width="0.35cm" draw:marker-end-width="0.35cm" draw:fill-color="#ffffff" draw:textarea-horizontal-align="justify" draw:textarea-vertical-align="middle" draw:auto-grow-height="false" fo:min-height="2.75cm" fo:min-width="2.65cm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000000" draw:marker-start-width="0.35cm" draw:marker-end-width="0.35cm" draw:fill-color="#ffffff" draw:textarea-horizontal-align="justify" draw:textarea-vertical-align="middle" draw:auto-grow-height="false" fo:min-height="2.75cm" fo:min-width="3.65cm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000000" draw:marker-start-width="0.35cm" draw:marker-end-width="0.35cm" draw:fill-color="#ffffff" draw:textarea-horizontal-align="justify" draw:textarea-vertical-align="middle" draw:auto-grow-height="false" fo:min-height="2.75cm" fo:min-width="7.9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-color="#000000" draw:textarea-vertical-align="middle" draw:auto-grow-height="false" fo:min-height="1.4cm" fo:min-width="1.413cm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-color="#000000" draw:textarea-horizontal-align="justify" draw:textarea-vertical-align="middle" draw:auto-grow-height="false" fo:min-height="6.95cm" fo:min-width="0cm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000000" draw:marker-start-width="0.35cm" draw:marker-end-width="0.35cm" draw:fill-color="#000000" draw:textarea-horizontal-align="justify" draw:textarea-vertical-align="middle" draw:auto-grow-height="false" fo:min-height="1.15cm" fo:min-width="0cm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cm" svg:stroke-color="#000000" draw:marker-start-width="0.35cm" draw:marker-end-width="0.35cm" draw:fill-color="#000000" draw:textarea-horizontal-align="justify" draw:textarea-vertical-align="middle" draw:auto-grow-height="false" fo:min-height="0cm" fo:min-width="1.4cm" fo:padding-top="0.175cm" fo:padding-bottom="0.175cm" fo:padding-left="0.3cm" fo:padding-right="0.3cm"/>
    </style:style>
    <style:style style:name="gr10" style:family="graphic" style:parent-style-name="standard">
      <style:graphic-properties draw:stroke="solid" svg:stroke-width="0.2cm" svg:stroke-color="#000000" draw:marker-start-width="0.5cm" draw:marker-end-width="0.5cm" draw:fill-color="#ffffff" draw:textarea-horizontal-align="justify" draw:textarea-vertical-align="middle" draw:auto-grow-height="false" fo:min-height="3.05cm" fo:min-width="6.05cm" fo:padding-top="0.225cm" fo:padding-bottom="0.225cm" fo:padding-left="0.35cm" fo:padding-right="0.35cm"/>
      <style:paragraph-properties style:writing-mode="lr-tb"/>
    </style:style>
    <style:style style:name="gr11" style:family="graphic" style:parent-style-name="objectwithoutfill">
      <style:graphic-properties svg:stroke-width="0.2cm" svg:stroke-color="#000000" draw:marker-start-width="0.5cm" draw:marker-end-width="0.5cm" draw:fill="solid" draw:fill-color="#729fcf" draw:textarea-vertical-align="middle" fo:padding-top="0.225cm" fo:padding-bottom="0.225cm" fo:padding-left="0.35cm" fo:padding-right="0.35cm"/>
    </style:style>
    <style:style style:name="gr12" style:family="graphic" style:parent-style-name="objectwithoutfill">
      <style:graphic-properties svg:stroke-width="0.4cm" svg:stroke-color="#000000" draw:marker-start-width="0.8cm" draw:marker-end-width="0.8cm" draw:fill="solid" draw:fill-color="#729fcf" draw:textarea-vertical-align="middle" fo:padding-top="0.325cm" fo:padding-bottom="0.325cm" fo:padding-left="0.45cm" fo:padding-right="0.45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729fcf"/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7cm" svg:height="3.5cm" svg:x="5cm" svg:y="1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5cm" svg:height="2.05cm" svg:x="5cm" svg:y="10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cm" svg:height="1.6cm" svg:x="5.25cm" svg:y="1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5cm" svg:height="3.1cm" svg:x="5.25cm" svg:y="1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25cm" svg:height="3.1cm" svg:x="17.5cm" svg:y="12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5cm" svg:height="3.1cm" svg:x="8.75cm" svg:y="1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25cm" svg:height="1.75cm" svg:x="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75cm" svg:height="0.25cm" svg:x="5cm" svg:y="8.25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0.25cm" svg:height="1.75cm" svg:x="8.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75cm" svg:height="0.25cm" svg:x="5cm" svg:y="6.25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1" draw:layer="layout" svg:width="0.25cm" svg:height="7.3cm" svg:x="19.75cm" svg:y="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25cm" svg:height="1.7cm" svg:x="21.75cm" svg:y="10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2.013cm" svg:height="0.25cm" svg:x="19.986cm" svg:y="10.3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8" draw:text-style-name="P1" draw:layer="layout" svg:width="2cm" svg:height="0.25cm" svg:x="17.75cm" svg:y="10.3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" draw:text-style-name="P1" draw:layer="layout" svg:width="0.25cm" svg:height="1.5cm" svg:x="17.75cm" svg:y="8.8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8" draw:text-style-name="P1" draw:layer="layout" svg:width="2cm" svg:height="0.23cm" svg:x="17.75cm" svg:y="8.55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8" draw:text-style-name="P1" draw:layer="layout" svg:width="2cm" svg:height="0.25cm" svg:x="20cm" svg:y="8.55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" draw:text-style-name="P1" draw:layer="layout" svg:width="0.25cm" svg:height="1.5cm" svg:x="21.75cm" svg:y="7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" draw:layer="layout" svg:width="2cm" svg:height="0.2cm" svg:x="20cm" svg:y="6.8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" draw:text-style-name="P1" draw:layer="layout" svg:width="0.25cm" svg:height="1.5cm" svg:x="17.75cm" svg:y="5.2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1" draw:layer="layout" svg:width="2cm" svg:height="0.2cm" svg:x="17.75cm" svg:y="6.75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" draw:text-style-name="P1" draw:layer="layout" svg:width="2cm" svg:height="0.2cm" svg:x="17.75cm" svg:y="5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" draw:text-style-name="P2" draw:layer="layout" svg:width="6.75cm" svg:height="3.5cm" svg:x="9.75cm" svg:y="8.4cm">
          <text:p text:style-name="P3"><text:span text:style-name="T1">SMART</text:span> TV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0.656cm" svg:y1="11.947cm" svg:x2="10.397cm" svg:y2="12.264cm">
          <text:p/>
        </draw:line>
        <draw:line draw:style-name="gr11" draw:text-style-name="P4" draw:layer="layout" svg:x1="15.668cm" svg:y1="11.92cm" svg:x2="15.927cm" svg:y2="12.237cm">
          <text:p/>
        </draw:line>
        <draw:line draw:style-name="gr11" draw:text-style-name="P4" draw:layer="layout" svg:x1="7.29cm" svg:y1="13.718cm" svg:x2="6.599cm" svg:y2="13.719cm">
          <text:p/>
        </draw:line>
        <draw:line draw:style-name="gr11" draw:text-style-name="P4" draw:layer="layout" svg:x1="18.223cm" svg:y1="14.569cm" svg:x2="18.223cm" svg:y2="13.59cm">
          <text:p/>
        </draw:line>
        <draw:line draw:style-name="gr12" draw:text-style-name="P4" draw:layer="layout" svg:x1="20.879cm" svg:y1="16.566cm" svg:x2="20.869cm" svg:y2="15.85cm">
          <text:p/>
        </draw:line>
        <draw:line draw:style-name="gr12" draw:text-style-name="P4" draw:layer="layout" svg:x1="6.04cm" svg:y1="16.537cm" svg:x2="6.03cm" svg:y2="15.82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9T00:41:56.765205107</meta:creation-date>
    <dc:date>2024-02-29T01:24:51.991141335</dc:date>
    <meta:editing-duration>PT9M50S</meta:editing-duration>
    <meta:editing-cycles>2</meta:editing-cycles>
    <meta:generator>LibreOffice/7.3.7.2$Linux_X86_64 LibreOffice_project/30$Build-2</meta:generator>
    <meta:document-statistic meta:object-count="29"/>
  </office:meta>
</office:document-meta>
</file>